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style:use-window-font-color="true" fo:font-family="'Times New Roman'" style:font-family-generic="roman" style:font-pitch="variable" fo:font-size="80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line-height="100%" fo:text-align="center" fo:text-indent="-0.6cm"/>
    </style:style>
    <style:style style:name="P5" style:family="paragraph">
      <style:paragraph-properties fo:margin-left="0cm" fo:margin-right="0cm" fo:line-height="100%" fo:text-align="center" fo:text-indent="0cm"/>
      <style:text-properties style:use-window-font-color="true" fo:font-family="'Times New Roman'" style:font-family-generic="roman" style:font-pitch="variable" fo:font-size="72pt" fo:font-style="normal" fo:font-weight="bold"/>
    </style:style>
    <style:style style:name="P6" style:family="paragraph">
      <style:paragraph-properties fo:margin-left="1.2cm" fo:margin-right="0cm" fo:text-align="center" fo:text-indent="-0.6cm"/>
      <style:text-properties fo:font-size="72pt"/>
    </style:style>
    <style:style style:name="P7" style:family="paragraph">
      <style:paragraph-properties fo:margin-left="1.2cm" fo:margin-right="0cm" fo:line-height="100%" fo:text-align="center" fo:text-indent="-0.6cm"/>
      <style:text-properties fo:font-size="72pt"/>
    </style:style>
    <style:style style:name="P8" style:family="paragraph">
      <style:paragraph-properties fo:margin-left="1.2cm" fo:margin-right="0cm" fo:line-height="100%" fo:text-align="center" fo:text-indent="-0.6cm"/>
      <style:text-properties style:use-window-font-color="true" fo:font-family="'Times New Roman'" style:font-family-generic="roman" style:font-pitch="variable" fo:font-size="72pt" fo:font-style="normal" fo:font-weight="bold"/>
    </style:style>
    <style:style style:name="P9" style:family="paragraph">
      <style:paragraph-properties fo:margin-left="0cm" fo:margin-right="0cm" fo:text-indent="0cm"/>
      <style:text-properties fo:font-size="20pt"/>
    </style:style>
    <style:style style:name="P10" style:family="paragraph">
      <style:paragraph-properties fo:margin-left="0cm" fo:margin-right="0cm" fo:text-align="center" fo:text-indent="0cm"/>
      <style:text-properties style:use-window-font-color="true" fo:font-family="Arial" style:font-family-generic="swiss" style:font-pitch="variable" fo:font-size="72pt" fo:font-style="normal" fo:font-weight="bold"/>
    </style:style>
    <style:style style:name="T1" style:family="text">
      <style:text-properties style:use-window-font-color="true" fo:font-family="'Arial Black'" style:font-family-generic="swiss" style:font-pitch="variable" fo:font-size="60pt" fo:font-style="normal" fo:font-weight="bold"/>
    </style:style>
    <style:style style:name="T2" style:family="text">
      <style:text-properties fo:color="#ffffff" fo:font-family="'Arial Black'" style:font-family-generic="swiss" style:font-pitch="variable" fo:font-size="60pt" fo:language="de" fo:country="DE" fo:font-style="normal" fo:font-weight="bold"/>
    </style:style>
    <style:style style:name="T3" style:family="text">
      <style:text-properties fo:color="#ffffff"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2cm" presentation:class="subtitle" presentation:user-transformed="true">
          <draw:text-box>
            <text:p text:style-name="P1"><text:span text:style-name="T1">1. Jezus daje nam</text:span></text:p>
            <text:p text:style-name="P1"><text:span text:style-name="T1">zbawienie,</text:span></text:p>
            <text:p text:style-name="P1"><text:span text:style-name="T1">Jezus daje pokój nam.</text:span></text:p>
            <text:p text:style-name="P1"><text:span text:style-name="T2">Jemu składam</text:span></text:p>
            <text:p text:style-name="P1"><text:span text:style-name="T2">dziękczynienie, c</text:span><text:span text:style-name="T3">hwałę</text:span></text:p>
            <text:p text:style-name="P1"><text:span text:style-name="T3">z serca mego dam.</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1"><text:span text:style-name="T3">ref. Jezus siłą mą,</text:span></text:p>
            <text:p text:style-name="P1"><text:span text:style-name="T3">Jezus pieśnią</text:span></text:p>
            <text:p text:style-name="P1"><text:span text:style-name="T3">mego życia,</text:span></text:p>
            <text:p text:style-name="P1"><text:span text:style-name="T3">Królem wiecznym On,</text:span></text:p>
            <text:p text:style-name="P4"><text:span text:style-name="T3">niepojęty w mocy swej.</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8" draw:layer="layout" svg:width="28cm" svg:height="21cm" svg:x="0cm" svg:y="0cm" presentation:class="subtitle" presentation:user-transformed="true">
          <draw:text-box>
            <text:p text:style-name="P6"><text:span text:style-name="T3">W Nim znalazłem to,</text:span></text:p>
            <text:p text:style-name="P7"><text:span text:style-name="T3">czego szukałem</text:span></text:p>
            <text:p text:style-name="P7"><text:span text:style-name="T3">do dzisiaj.</text:span></text:p>
            <text:p text:style-name="P6"><text:span text:style-name="T3">Sam mi podał dłoń,</text:span></text:p>
            <text:p text:style-name="P7"><text:span text:style-name="T3">bym zwyciężał</text:span></text:p>
            <text:p text:style-name="P7"><text:span text:style-name="T3">w każdy dzień.</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4" draw:text-style-name="P9"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10" draw:layer="layout" svg:width="28cm" svg:height="21cm" svg:x="0cm" svg:y="0cm" presentation:class="subtitle" presentation:user-transformed="true">
          <draw:text-box>
            <text:p text:style-name="P1"><text:span text:style-name="T3">2. W Jego</text:span></text:p>
            <text:p text:style-name="P1"><text:span text:style-name="T3">ranach uzdrowienie,</text:span></text:p>
            <text:p text:style-name="P1"><text:span text:style-name="T3">w Jego śmierci życia dar. </text:span><text:span text:style-name="T2">Jego Krew to oczyszczenie,</text:span></text:p>
            <text:p text:style-name="P1"><text:span text:style-name="T2">Jego życie</text:span></text:p>
            <text:p text:style-name="P1"><text:span text:style-name="T2">chwałą nam.</text:span></text:p>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8" draw:layer="layout" svg:width="28cm" svg:height="21cm" svg:x="0cm" svg:y="0cm" presentation:class="subtitle" presentation:user-transformed="true">
          <draw:text-box>
            <text:p text:style-name="P6"><text:span text:style-name="T3">ref. Jezus siłą mą,</text:span></text:p>
            <text:p text:style-name="P6"><text:span text:style-name="T3">Jezus pieśnią</text:span></text:p>
            <text:p text:style-name="P6"><text:span text:style-name="T3">mego życia,</text:span></text:p>
            <text:p text:style-name="P6"><text:span text:style-name="T3">Królem wiecznym On,</text:span></text:p>
            <text:p text:style-name="P7"><text:span text:style-name="T3">niepojęty w mocy swej.</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6" draw:text-style-name="P9"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8" draw:layer="layout" svg:width="28cm" svg:height="21cm" svg:x="0cm" svg:y="0cm" presentation:class="subtitle" presentation:user-transformed="true">
          <draw:text-box>
            <text:p text:style-name="P6"><text:span text:style-name="T3">W Nim znalazłem to,</text:span></text:p>
            <text:p text:style-name="P7"><text:span text:style-name="T3">czego szukałem</text:span></text:p>
            <text:p text:style-name="P7"><text:span text:style-name="T3">do dzisiaj.</text:span></text:p>
            <text:p text:style-name="P6"><text:span text:style-name="T3">Sam mi podał dłoń,</text:span></text:p>
            <text:p text:style-name="P7"><text:span text:style-name="T3">bym zwyciężał</text:span></text:p>
            <text:p text:style-name="P7"><text:span text:style-name="T3">w każdy dzień.</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7" draw:text-style-name="P9"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4-11T11:23:42</meta:creation-date>
    <dc:date>2013-06-25T19:04:51.53</dc:date>
    <dc:language>en-US</dc:language>
    <meta:editing-cycles>14</meta:editing-cycles>
    <meta:editing-duration>PT17M53S</meta:editing-duration>
    <meta:document-statistic meta:object-count="33"/>
    <meta:user-defined meta:name="Info 1"/>
    <meta:user-defined meta:name="Info 2"/>
    <meta:user-defined meta:name="Info 3"/>
    <meta:user-defined meta:name="Info 4"/>
  </office:meta>
</office:document-meta>
</file>